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1" style:family="table">
      <style:table-properties style:width="16.155cm" table:align="margins" style:writing-mode="lr-tb"/>
    </style:style>
    <style:style style:name="Tabell1.A" style:family="table-column">
      <style:table-column-properties style:column-width="8.079cm" style:rel-column-width="32767*"/>
    </style:style>
    <style:style style:name="Tabell1.A1" style:family="table-cell">
      <style:table-cell-properties fo:padding="0.097cm" fo:border-left="0.5pt solid #000000" fo:border-right="none" fo:border-top="0.5pt solid #000000" fo:border-bottom="0.5pt solid #000000"/>
    </style:style>
    <style:style style:name="Tabell1.B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B2" style:family="table-cell">
      <style:table-cell-properties fo:padding="0.097cm" fo:border-left="0.5pt solid #000000" fo:border-right="0.5pt solid #000000" fo:border-top="none" fo:border-bottom="0.5pt solid #000000"/>
    </style:style>
    <style:style style:name="P1" style:family="paragraph" style:parent-style-name="Title">
      <style:text-properties style:font-name="Liberation Sans" fo:letter-spacing="-0.007cm" officeooo:rsid="0020ac3f" officeooo:paragraph-rsid="0020ac3f"/>
    </style:style>
    <style:style style:name="P2" style:family="paragraph" style:parent-style-name="Heading_20_1">
      <style:text-properties style:font-name="Liberation Sans" fo:letter-spacing="-0.004cm" officeooo:paragraph-rsid="001dd7a7"/>
    </style:style>
    <style:style style:name="P3" style:family="paragraph" style:parent-style-name="Heading_20_1">
      <style:text-properties style:font-name="Liberation Sans" officeooo:paragraph-rsid="001dd7a7"/>
    </style:style>
    <style:style style:name="P4" style:family="paragraph" style:parent-style-name="Heading_20_1">
      <style:paragraph-properties fo:margin-left="0cm" fo:margin-right="0cm" fo:text-indent="0cm" style:auto-text-indent="false"/>
      <style:text-properties style:font-name="Liberation Sans"/>
    </style:style>
    <style:style style:name="P5" style:family="paragraph" style:parent-style-name="Heading_20_1">
      <style:paragraph-properties fo:margin-left="-0.009cm" fo:margin-right="0cm" fo:text-indent="-0.018cm" style:auto-text-indent="false"/>
      <style:text-properties style:font-name="Liberation Sans"/>
    </style:style>
    <style:style style:name="P6" style:family="paragraph" style:parent-style-name="Standard">
      <style:paragraph-properties fo:margin-left="0.25cm" fo:margin-right="0.143cm" fo:margin-top="0.048cm" fo:margin-bottom="0cm" style:contextual-spacing="false" fo:text-align="center" style:justify-single-word="false" fo:text-indent="0cm" style:auto-text-indent="false"/>
      <style:text-properties style:font-name="Liberation Sans" fo:letter-spacing="-0.004cm" fo:font-weight="bold" officeooo:rsid="0020ac3f" officeooo:paragraph-rsid="0020ac3f" style:font-weight-asian="bold"/>
    </style:style>
    <style:style style:name="P7" style:family="paragraph" style:parent-style-name="Standard">
      <style:paragraph-properties fo:margin-left="0.187cm" fo:margin-right="0cm" fo:margin-top="0cm" fo:margin-bottom="0.021cm" style:contextual-spacing="false" fo:line-height="106%" fo:text-indent="0cm" style:auto-text-indent="false"/>
      <style:text-properties style:font-name="Liberation Sans" officeooo:paragraph-rsid="001dd7a7"/>
    </style:style>
    <style:style style:name="P8" style:family="paragraph" style:parent-style-name="Standard">
      <style:text-properties style:font-name="Liberation Sans" officeooo:paragraph-rsid="001dd7a7"/>
    </style:style>
    <style:style style:name="P9" style:family="paragraph" style:parent-style-name="Standard">
      <style:paragraph-properties fo:margin-left="0cm" fo:margin-right="0cm" fo:text-indent="0cm" style:auto-text-indent="false"/>
      <style:text-properties style:font-name="Liberation Sans" officeooo:rsid="001826e1" officeooo:paragraph-rsid="001826e1"/>
    </style:style>
    <style:style style:name="P10" style:family="paragraph" style:parent-style-name="Standard">
      <style:text-properties style:font-name="Liberation Sans" officeooo:rsid="001826e1" officeooo:paragraph-rsid="001826e1"/>
    </style:style>
    <style:style style:name="P11" style:family="paragraph" style:parent-style-name="Standard">
      <style:text-properties style:font-name="Liberation Sans"/>
    </style:style>
    <style:style style:name="P12" style:family="paragraph" style:parent-style-name="Standard">
      <style:paragraph-properties fo:margin-left="0cm" fo:margin-right="0cm" fo:margin-top="0cm" fo:margin-bottom="0.021cm" style:contextual-spacing="false" fo:line-height="108%" fo:text-indent="0cm" style:auto-text-indent="false"/>
      <style:text-properties style:font-name="Liberation Sans" fo:font-weight="bold" style:font-weight-asian="bold" style:font-weight-complex="bold"/>
    </style:style>
    <style:style style:name="P13" style:family="paragraph" style:parent-style-name="Standard">
      <style:paragraph-properties fo:margin-left="0cm" fo:margin-right="0cm" fo:margin-top="0cm" fo:margin-bottom="0.021cm" style:contextual-spacing="false" fo:line-height="108%" fo:text-indent="0cm" style:auto-text-indent="false"/>
      <style:text-properties style:font-name="Liberation Sans"/>
    </style:style>
    <style:style style:name="P14" style:family="paragraph" style:parent-style-name="Standard">
      <style:paragraph-properties fo:margin-left="0cm" fo:margin-right="0cm" fo:margin-top="0cm" fo:margin-bottom="0.048cm" style:contextual-spacing="false" fo:line-height="108%" fo:text-indent="0cm" style:auto-text-indent="false"/>
      <style:text-properties style:font-name="Liberation Sans"/>
    </style:style>
    <style:style style:name="P15" style:family="paragraph" style:parent-style-name="Standard">
      <style:paragraph-properties fo:margin-left="0cm" fo:margin-right="0cm" fo:margin-top="0cm" fo:margin-bottom="0cm" style:contextual-spacing="false" fo:line-height="108%" fo:text-indent="0cm" style:auto-text-indent="false"/>
      <style:text-properties style:font-name="Liberation Sans"/>
    </style:style>
    <style:style style:name="P16" style:family="paragraph" style:parent-style-name="Text_20_body">
      <style:paragraph-properties fo:margin-top="0.115cm" fo:margin-bottom="0cm" style:contextual-spacing="false"/>
      <style:text-properties style:font-name="Liberation Sans" fo:font-size="13pt" fo:font-weight="bold" officeooo:paragraph-rsid="001dd7a7" style:font-size-asian="13pt" style:font-weight-asian="bold"/>
    </style:style>
    <style:style style:name="P17" style:family="paragraph" style:parent-style-name="Text_20_body">
      <style:paragraph-properties fo:margin-top="0.005cm" fo:margin-bottom="0cm" style:contextual-spacing="false"/>
      <style:text-properties style:font-name="Liberation Sans" fo:font-size="13pt" fo:font-weight="bold" officeooo:paragraph-rsid="001dd7a7" style:font-size-asian="13pt" style:font-weight-asian="bold"/>
    </style:style>
    <style:style style:name="P18" style:family="paragraph" style:parent-style-name="Text_20_body">
      <style:paragraph-properties fo:margin-top="0.028cm" fo:margin-bottom="0cm" style:contextual-spacing="false"/>
      <style:text-properties style:font-name="Liberation Sans" fo:font-size="13pt" fo:font-weight="bold" officeooo:paragraph-rsid="001dd7a7" style:font-size-asian="13pt" style:font-weight-asian="bold"/>
    </style:style>
    <style:style style:name="P19" style:family="paragraph" style:parent-style-name="Text_20_body">
      <style:paragraph-properties fo:margin-top="0.002cm" fo:margin-bottom="0cm" style:contextual-spacing="false"/>
      <style:text-properties style:font-name="Liberation Sans" fo:font-size="13pt" fo:font-weight="bold" officeooo:paragraph-rsid="001dd7a7" style:font-size-asian="13pt" style:font-weight-asian="bold"/>
    </style:style>
    <style:style style:name="P20" style:family="paragraph" style:parent-style-name="Text_20_body">
      <style:paragraph-properties fo:margin-top="0.026cm" fo:margin-bottom="0cm" style:contextual-spacing="false"/>
      <style:text-properties style:font-name="Liberation Sans" fo:font-size="13pt" fo:font-weight="bold" officeooo:paragraph-rsid="001dd7a7" style:font-size-asian="13pt" style:font-weight-asian="bold"/>
    </style:style>
    <style:style style:name="P21" style:family="paragraph" style:parent-style-name="Text_20_body">
      <style:text-properties style:font-name="Liberation Sans" fo:font-size="13pt" fo:font-weight="bold" officeooo:paragraph-rsid="001dd7a7" style:font-size-asian="13pt" style:font-weight-asian="bold"/>
    </style:style>
    <style:style style:name="P22" style:family="paragraph" style:parent-style-name="Text_20_body">
      <style:paragraph-properties fo:margin-top="0.032cm" fo:margin-bottom="0cm" style:contextual-spacing="false"/>
      <style:text-properties style:font-name="Liberation Sans" fo:font-size="13pt" fo:font-weight="bold" officeooo:paragraph-rsid="001dd7a7" style:font-size-asian="13pt" style:font-weight-asian="bold"/>
    </style:style>
    <style:style style:name="P23" style:family="paragraph" style:parent-style-name="Text_20_body">
      <style:paragraph-properties fo:margin-left="0cm" fo:margin-right="0cm" fo:margin-top="0.051cm" fo:margin-bottom="0cm" style:contextual-spacing="false" fo:text-indent="0cm" style:auto-text-indent="false"/>
      <style:text-properties style:font-name="Liberation Sans" fo:letter-spacing="-0.007cm" officeooo:rsid="0020ac3f" officeooo:paragraph-rsid="0020ac3f"/>
    </style:style>
    <style:style style:name="P24" style:family="paragraph" style:parent-style-name="Text_20_body">
      <style:paragraph-properties fo:margin-top="0.27cm" fo:margin-bottom="0cm" style:contextual-spacing="false"/>
      <style:text-properties style:font-name="Liberation Sans" officeooo:paragraph-rsid="001dd7a7"/>
    </style:style>
    <style:style style:name="P25" style:family="paragraph" style:parent-style-name="Text_20_body">
      <style:paragraph-properties fo:margin-top="0.217cm" fo:margin-bottom="0cm" style:contextual-spacing="false"/>
      <style:text-properties style:font-name="Liberation Sans" officeooo:paragraph-rsid="001dd7a7"/>
    </style:style>
    <style:style style:name="P26" style:family="paragraph" style:parent-style-name="Text_20_body">
      <style:paragraph-properties fo:margin-top="0.268cm" fo:margin-bottom="0cm" style:contextual-spacing="false"/>
      <style:text-properties style:font-name="Liberation Sans" officeooo:paragraph-rsid="001dd7a7"/>
    </style:style>
    <style:style style:name="P27" style:family="paragraph" style:parent-style-name="Text_20_body">
      <style:paragraph-properties fo:margin-top="0.279cm" fo:margin-bottom="0cm" style:contextual-spacing="false"/>
      <style:text-properties style:font-name="Liberation Sans" officeooo:paragraph-rsid="001dd7a7"/>
    </style:style>
    <style:style style:name="P28" style:family="paragraph" style:parent-style-name="Text_20_body">
      <style:paragraph-properties fo:margin-top="0.196cm" fo:margin-bottom="0cm" style:contextual-spacing="false"/>
      <style:text-properties style:font-name="Liberation Sans" officeooo:paragraph-rsid="001dd7a7"/>
    </style:style>
    <style:style style:name="P29" style:family="paragraph" style:parent-style-name="Text_20_body">
      <style:paragraph-properties fo:margin-left="0.187cm" fo:margin-right="0cm" fo:text-indent="0cm" style:auto-text-indent="false"/>
      <style:text-properties style:font-name="Liberation Sans" officeooo:paragraph-rsid="001dd7a7"/>
    </style:style>
    <style:style style:name="P30" style:family="paragraph" style:parent-style-name="Text_20_body">
      <style:paragraph-properties fo:margin-left="0.212cm" fo:margin-right="0cm" fo:text-indent="0cm" style:auto-text-indent="false"/>
      <style:text-properties style:font-name="Liberation Sans" officeooo:paragraph-rsid="001dd7a7"/>
    </style:style>
    <style:style style:name="P31" style:family="paragraph" style:parent-style-name="Text_20_body">
      <style:paragraph-properties fo:margin-top="0.092cm" fo:margin-bottom="0cm" style:contextual-spacing="false"/>
      <style:text-properties style:font-name="Liberation Sans" officeooo:paragraph-rsid="001dd7a7"/>
    </style:style>
    <style:style style:name="P32"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fo:letter-spacing="-0.004cm" officeooo:rsid="0020ac3f" officeooo:paragraph-rsid="0020ac3f"/>
    </style:style>
    <style:style style:name="P33" style:family="paragraph" style:parent-style-name="Text_20_body">
      <style:paragraph-properties fo:margin-left="0.212cm" fo:margin-right="0cm" fo:margin-top="0.002cm" fo:margin-bottom="0cm" style:contextual-spacing="false" fo:text-align="justify" style:justify-single-word="false" fo:text-indent="0cm" style:auto-text-indent="false"/>
      <style:text-properties style:font-name="Liberation Sans" fo:letter-spacing="-0.004cm" officeooo:rsid="0020ac3f" officeooo:paragraph-rsid="0020ac3f"/>
    </style:style>
    <style:style style:name="P34" style:family="paragraph" style:parent-style-name="Text_20_body">
      <style:paragraph-properties fo:margin-left="0.212cm" fo:margin-right="0cm" fo:margin-top="0.002cm" fo:margin-bottom="0cm" style:contextual-spacing="false" fo:text-indent="0cm" style:auto-text-indent="false"/>
      <style:text-properties style:font-name="Liberation Sans" fo:letter-spacing="-0.004cm" officeooo:rsid="0020ac3f" officeooo:paragraph-rsid="0020ac3f"/>
    </style:style>
    <style:style style:name="P35" style:family="paragraph" style:parent-style-name="Text_20_body">
      <style:paragraph-properties fo:margin-left="0.212cm" fo:margin-right="0cm" fo:margin-top="0.002cm" fo:margin-bottom="0cm" style:contextual-spacing="false" fo:text-align="justify" style:justify-single-word="false" fo:text-indent="0cm" style:auto-text-indent="false"/>
      <style:text-properties style:font-name="Liberation Sans" fo:letter-spacing="-0.004cm" officeooo:rsid="00214a96" officeooo:paragraph-rsid="0020ac3f"/>
    </style:style>
    <style:style style:name="P36"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fo:letter-spacing="-0.004cm" officeooo:rsid="0028df96" officeooo:paragraph-rsid="0028df96"/>
    </style:style>
    <style:style style:name="P37"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fo:letter-spacing="-0.004cm" officeooo:rsid="0028df96" officeooo:paragraph-rsid="0029d39a"/>
    </style:style>
    <style:style style:name="P38"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fo:letter-spacing="-0.004cm" officeooo:rsid="0029d39a" officeooo:paragraph-rsid="0029d39a"/>
    </style:style>
    <style:style style:name="P39"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officeooo:rsid="0020ac3f" officeooo:paragraph-rsid="0020ac3f"/>
    </style:style>
    <style:style style:name="P40"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officeooo:rsid="00214a96" officeooo:paragraph-rsid="00214a96"/>
    </style:style>
    <style:style style:name="P41" style:family="paragraph" style:parent-style-name="Text_20_body">
      <style:paragraph-properties fo:margin-left="0cm" fo:margin-right="0cm" fo:text-align="justify" style:justify-single-word="false" fo:text-indent="0cm" style:auto-text-indent="false"/>
      <style:text-properties style:font-name="Liberation Sans" officeooo:rsid="00236ef7" officeooo:paragraph-rsid="00236ef7"/>
    </style:style>
    <style:style style:name="P42" style:family="paragraph" style:parent-style-name="Text_20_body">
      <style:paragraph-properties fo:margin-left="0cm" fo:margin-right="0cm" fo:text-align="justify" style:justify-single-word="false" fo:text-indent="0cm" style:auto-text-indent="false"/>
      <style:text-properties style:font-name="Liberation Sans" officeooo:paragraph-rsid="0023ea32"/>
    </style:style>
    <style:style style:name="P43"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officeooo:rsid="00255f08" officeooo:paragraph-rsid="00255f08"/>
    </style:style>
    <style:style style:name="P44" style:family="paragraph" style:parent-style-name="Text_20_body">
      <style:paragraph-properties fo:margin-left="0cm" fo:margin-right="0cm" fo:margin-top="0.002cm" fo:margin-bottom="0cm" style:contextual-spacing="false" fo:text-align="justify" style:justify-single-word="false" fo:text-indent="0cm" style:auto-text-indent="false"/>
      <style:text-properties style:font-name="Liberation Sans" officeooo:rsid="0025860a" officeooo:paragraph-rsid="0025860a"/>
    </style:style>
    <style:style style:name="P45" style:family="paragraph" style:parent-style-name="Text_20_body" style:master-page-name="">
      <loext:graphic-properties draw:fill="none"/>
      <style:paragraph-properties fo:margin-left="1cm" fo:margin-right="0cm" fo:margin-top="0.002cm" fo:margin-bottom="0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46" style:family="paragraph" style:parent-style-name="Text_20_body">
      <loext:graphic-properties draw:fill="none"/>
      <style:paragraph-properties fo:margin-left="1cm" fo:margin-right="0cm" fo:margin-top="0.002cm" fo:margin-bottom="0cm" style:contextual-spacing="false" fo:line-height="115%" fo:text-align="justify" style:justify-single-word="false" fo:orphans="2" fo:widows="2" fo:text-indent="0cm" style:auto-text-indent="false" fo:background-color="transparent" style:writing-mode="lr-tb"/>
      <style:text-properties style:font-name="Liberation Sans" officeooo:rsid="0025860a" officeooo:paragraph-rsid="0025860a"/>
    </style:style>
    <style:style style:name="P47" style:family="paragraph" style:parent-style-name="Text_20_body" style:master-page-name="">
      <loext:graphic-properties draw:fill="none"/>
      <style:paragraph-properties fo:margin-left="1cm" fo:margin-right="1.101cm" fo:margin-top="0.002cm" fo:margin-bottom="0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48" style:family="paragraph" style:parent-style-name="Text_20_body">
      <loext:graphic-properties draw:fill="none"/>
      <style:paragraph-properties fo:margin-left="1cm" fo:margin-right="1.101cm" fo:margin-top="0.002cm" fo:margin-bottom="0cm" style:contextual-spacing="false" fo:line-height="115%" fo:text-align="justify" style:justify-single-word="false" fo:orphans="2" fo:widows="2" fo:text-indent="0cm" style:auto-text-indent="false" fo:background-color="transparent" style:writing-mode="lr-tb"/>
      <style:text-properties style:font-name="Liberation Sans" officeooo:rsid="0025860a" officeooo:paragraph-rsid="0025860a"/>
    </style:style>
    <style:style style:name="P49" style:family="paragraph" style:parent-style-name="Text_20_body">
      <loext:graphic-properties draw:fill="none"/>
      <style:paragraph-properties fo:margin-left="0cm" fo:margin-right="1.101cm" fo:margin-top="0.002cm" fo:margin-bottom="0cm" style:contextual-spacing="false" fo:line-height="115%" fo:text-align="justify" style:justify-single-word="false" fo:orphans="2" fo:widows="2" fo:text-indent="0cm" style:auto-text-indent="false" fo:background-color="transparent" style:writing-mode="lr-tb"/>
      <style:text-properties style:font-name="Liberation Sans" officeooo:rsid="0025860a" officeooo:paragraph-rsid="0025860a"/>
    </style:style>
    <style:style style:name="P50" style:family="paragraph" style:parent-style-name="Text_20_body">
      <style:paragraph-properties fo:margin-left="0cm" fo:margin-right="0cm" fo:text-align="justify" style:justify-single-word="false" fo:text-indent="0cm" style:auto-text-indent="false"/>
      <style:text-properties style:font-name="Liberation Sans" officeooo:rsid="00259fad" officeooo:paragraph-rsid="00259fad"/>
    </style:style>
    <style:style style:name="P51" style:family="paragraph" style:parent-style-name="Text_20_body">
      <style:paragraph-properties fo:margin-top="0.026cm" fo:margin-bottom="0cm" style:contextual-spacing="false" fo:text-align="justify" style:justify-single-word="false"/>
      <style:text-properties style:font-name="Liberation Sans" fo:font-size="11pt" fo:font-weight="normal" officeooo:rsid="0025b4a4" officeooo:paragraph-rsid="0025b4a4" style:font-size-asian="11pt" style:font-weight-asian="normal" style:font-size-complex="11pt" style:font-weight-complex="normal"/>
    </style:style>
    <style:style style:name="P52" style:family="paragraph" style:parent-style-name="Text_20_body">
      <style:paragraph-properties fo:margin-top="0.026cm" fo:margin-bottom="0cm" style:contextual-spacing="false" fo:text-align="justify" style:justify-single-word="false"/>
      <style:text-properties style:font-name="Liberation Sans" fo:font-size="11pt" fo:font-weight="normal" officeooo:rsid="0025e426" officeooo:paragraph-rsid="00275fd0" style:font-size-asian="11pt" style:font-weight-asian="normal" style:font-size-complex="11pt" style:font-weight-complex="normal"/>
    </style:style>
    <style:style style:name="P53" style:family="paragraph" style:parent-style-name="Text_20_body">
      <style:paragraph-properties fo:margin-top="0.026cm" fo:margin-bottom="0cm" style:contextual-spacing="false" fo:text-align="justify" style:justify-single-word="false"/>
      <style:text-properties style:font-name="Liberation Sans" fo:font-size="11pt" fo:font-weight="normal" officeooo:rsid="0025e426" officeooo:paragraph-rsid="0025e426" style:font-size-asian="11pt" style:font-weight-asian="normal" style:font-size-complex="11pt" style:font-weight-complex="normal"/>
    </style:style>
    <style:style style:name="P54" style:family="paragraph" style:parent-style-name="Text_20_body">
      <style:paragraph-properties fo:margin-left="0cm" fo:margin-right="0cm" fo:margin-top="0.025cm" fo:margin-bottom="0cm" style:contextual-spacing="false" fo:text-align="justify" style:justify-single-word="false" fo:text-indent="0cm" style:auto-text-indent="false"/>
      <style:text-properties style:font-name="Liberation Sans" fo:font-size="11pt" officeooo:paragraph-rsid="00275fd0" style:font-size-asian="9.60000038146973pt"/>
    </style:style>
    <style:style style:name="P55" style:family="paragraph" style:parent-style-name="Text_20_body">
      <style:paragraph-properties fo:margin-left="0cm" fo:margin-right="0cm" fo:margin-top="0.025cm" fo:margin-bottom="0cm" style:contextual-spacing="false" fo:text-align="justify" style:justify-single-word="false" fo:text-indent="0cm" style:auto-text-indent="false"/>
      <style:text-properties style:font-name="Liberation Sans" fo:font-size="11pt" officeooo:rsid="0028251d" officeooo:paragraph-rsid="0028251d" style:font-size-asian="9.60000038146973pt"/>
    </style:style>
    <style:style style:name="P56" style:family="paragraph" style:parent-style-name="Text_20_body">
      <style:paragraph-properties fo:margin-left="0cm" fo:margin-right="0cm" fo:margin-top="0.025cm" fo:margin-bottom="0cm" style:contextual-spacing="false" fo:text-align="center" style:justify-single-word="false" fo:text-indent="0cm" style:auto-text-indent="false"/>
      <style:text-properties style:font-name="Liberation Sans" fo:font-size="11pt" officeooo:rsid="0028251d" officeooo:paragraph-rsid="0028251d" style:font-size-asian="9.60000038146973pt"/>
    </style:style>
    <style:style style:name="P57" style:family="paragraph" style:parent-style-name="Text_20_body">
      <style:paragraph-properties fo:margin-left="0cm" fo:margin-right="0.157cm" fo:margin-top="0.002cm" fo:margin-bottom="0cm" style:contextual-spacing="false" fo:line-height="106%" fo:text-indent="0cm" style:auto-text-indent="false"/>
      <style:text-properties style:font-name="Liberation Sans" officeooo:paragraph-rsid="001dd7a7"/>
    </style:style>
    <style:style style:name="P58" style:family="paragraph" style:parent-style-name="Text_20_body">
      <style:paragraph-properties fo:margin-top="0.025cm" fo:margin-bottom="0cm" style:contextual-spacing="false"/>
      <style:text-properties style:font-name="Liberation Sans" fo:font-size="11.5pt" officeooo:paragraph-rsid="001dd7a7" style:font-size-asian="11.5pt"/>
    </style:style>
    <style:style style:name="P59" style:family="paragraph" style:parent-style-name="Text_20_body">
      <style:paragraph-properties fo:margin-left="0cm" fo:margin-right="0cm" fo:margin-top="0.025cm" fo:margin-bottom="0cm" style:contextual-spacing="false" fo:text-align="justify" style:justify-single-word="false" fo:text-indent="0cm" style:auto-text-indent="false"/>
      <style:text-properties style:font-name="Liberation Sans" fo:font-size="10pt" officeooo:rsid="0028251d" officeooo:paragraph-rsid="0028251d" style:font-size-asian="10pt" style:font-size-complex="10pt"/>
    </style:style>
    <style:style style:name="P60" style:family="paragraph" style:parent-style-name="Text_20_body">
      <style:paragraph-properties fo:margin-left="0.229cm" fo:margin-right="0cm" fo:line-height="113%" fo:text-indent="-0.018cm" style:auto-text-indent="false"/>
      <style:text-properties style:font-name="Liberation Sans" officeooo:paragraph-rsid="001dd7a7"/>
    </style:style>
    <style:style style:name="P61" style:family="paragraph">
      <style:paragraph-properties fo:text-align="center" style:writing-mode="lr-tb"/>
    </style:style>
    <style:style style:name="P62" style:family="paragraph">
      <style:paragraph-properties style:writing-mode="lr-tb"/>
    </style:style>
    <style:style style:name="T1" style:family="text">
      <style:text-properties fo:font-size="11pt" fo:font-weight="normal" style:font-size-asian="11pt" style:font-weight-asian="normal"/>
    </style:style>
    <style:style style:name="T2" style:family="text">
      <style:text-properties fo:letter-spacing="-0.005cm"/>
    </style:style>
    <style:style style:name="T3" style:family="text">
      <style:text-properties fo:letter-spacing="-0.004cm"/>
    </style:style>
    <style:style style:name="T4" style:family="text">
      <style:text-properties fo:letter-spacing="-0.004cm" officeooo:rsid="00214a96"/>
    </style:style>
    <style:style style:name="T5" style:family="text">
      <style:text-properties fo:letter-spacing="-0.004cm" fo:font-style="italic" style:font-style-asian="italic" style:font-style-complex="italic"/>
    </style:style>
    <style:style style:name="T6" style:family="text">
      <style:text-properties fo:letter-spacing="-0.004cm" fo:font-style="italic" officeooo:rsid="00255f08" style:font-style-asian="italic" style:font-style-complex="italic"/>
    </style:style>
    <style:style style:name="T7" style:family="text">
      <style:text-properties fo:letter-spacing="-0.004cm" officeooo:rsid="0026b125"/>
    </style:style>
    <style:style style:name="T8" style:family="text">
      <style:text-properties fo:letter-spacing="-0.007cm"/>
    </style:style>
    <style:style style:name="T9" style:family="text">
      <style:text-properties fo:letter-spacing="-0.002cm"/>
    </style:style>
    <style:style style:name="T10" style:family="text">
      <style:text-properties fo:letter-spacing="-0.011cm"/>
    </style:style>
    <style:style style:name="T11" style:family="text">
      <style:text-properties fo:letter-spacing="-0.009cm"/>
    </style:style>
    <style:style style:name="T12" style:family="text">
      <style:text-properties fo:letter-spacing="-0.016cm"/>
    </style:style>
    <style:style style:name="T13" style:family="text">
      <style:text-properties fo:letter-spacing="-0.012cm"/>
    </style:style>
    <style:style style:name="T14" style:family="text">
      <style:text-properties fo:color="#1f2023" loext:opacity="100%"/>
    </style:style>
    <style:style style:name="T15" style:family="text">
      <style:text-properties fo:color="#1f2023" loext:opacity="100%" style:font-name-asian="Arial1" style:font-name-complex="Arial1"/>
    </style:style>
    <style:style style:name="T16" style:family="text">
      <style:text-properties fo:color="#1f2023" loext:opacity="100%" officeooo:rsid="0025b4a4" style:font-name-asian="Arial1" style:font-name-complex="Arial1"/>
    </style:style>
    <style:style style:name="T17" style:family="text">
      <style:text-properties fo:color="#1f2023" loext:opacity="100%" officeooo:rsid="0029d39a"/>
    </style:style>
    <style:style style:name="T18" style:family="text">
      <style:text-properties officeooo:rsid="00229519"/>
    </style:style>
    <style:style style:name="T19" style:family="text">
      <style:text-properties fo:font-style="italic" style:font-style-asian="italic" style:font-style-complex="italic"/>
    </style:style>
    <style:style style:name="T20" style:family="text">
      <style:text-properties fo:font-style="italic" officeooo:rsid="0026b125" style:font-style-asian="italic" style:font-style-complex="italic"/>
    </style:style>
    <style:style style:name="T21" style:family="text">
      <style:text-properties fo:font-style="italic" officeooo:rsid="00275fd0" style:font-style-asian="italic" style:font-style-complex="italic"/>
    </style:style>
    <style:style style:name="T22" style:family="text">
      <style:text-properties fo:color="#000000" loext:opacity="100%" fo:letter-spacing="-0.004cm" style:font-name-asian="Arial1" style:font-name-complex="Arial1"/>
    </style:style>
    <style:style style:name="T23" style:family="text">
      <style:text-properties fo:color="#000000" loext:opacity="100%" fo:letter-spacing="-0.004cm" officeooo:rsid="0026b125" style:font-name-asian="Arial1" style:font-name-complex="Arial1"/>
    </style:style>
    <style:style style:name="T24" style:family="text">
      <style:text-properties fo:color="#000000" loext:opacity="100%" fo:letter-spacing="-0.004cm" officeooo:rsid="0023ea32" style:font-name-asian="Arial1" style:font-name-complex="Arial1"/>
    </style:style>
    <style:style style:name="T25" style:family="text">
      <style:text-properties fo:color="#000000" loext:opacity="100%" fo:letter-spacing="-0.004cm" officeooo:rsid="00255f08" style:font-name-asian="Arial1" style:font-name-complex="Arial1"/>
    </style:style>
    <style:style style:name="T26" style:family="text">
      <style:text-properties fo:color="#000000" loext:opacity="100%" fo:letter-spacing="-0.004cm" officeooo:rsid="0024e9fc" style:font-name-asian="Arial1" style:font-name-complex="Arial1"/>
    </style:style>
    <style:style style:name="T27" style:family="text">
      <style:text-properties fo:color="#000000" loext:opacity="100%" fo:letter-spacing="-0.004cm" fo:font-style="italic" officeooo:rsid="0024e9fc" style:font-name-asian="Arial1" style:font-style-asian="italic" style:font-name-complex="Arial1" style:font-style-complex="italic"/>
    </style:style>
    <style:style style:name="T28" style:family="text">
      <style:text-properties fo:color="#000000" loext:opacity="100%" fo:letter-spacing="-0.004cm" fo:font-style="normal" officeooo:rsid="0024e9fc" style:font-name-asian="Arial1" style:font-style-asian="normal" style:font-name-complex="Arial1" style:font-style-complex="normal"/>
    </style:style>
    <style:style style:name="T29" style:family="text">
      <style:text-properties fo:color="#000000" loext:opacity="100%" fo:letter-spacing="-0.004cm" fo:font-style="normal" officeooo:rsid="0026b125" style:font-name-asian="Arial1" style:font-style-asian="normal" style:font-name-complex="Arial1" style:font-style-complex="normal"/>
    </style:style>
    <style:style style:name="T30" style:family="text">
      <style:text-properties officeooo:rsid="0025860a"/>
    </style:style>
    <style:style style:name="T31" style:family="text">
      <style:text-properties officeooo:rsid="00259fad"/>
    </style:style>
    <style:style style:name="T32" style:family="text">
      <style:text-properties officeooo:rsid="0025e426"/>
    </style:style>
    <style:style style:name="T33" style:family="text">
      <style:text-properties officeooo:rsid="0026b125"/>
    </style:style>
    <style:style style:name="T34" style:family="text">
      <style:text-properties officeooo:rsid="00275fd0"/>
    </style:style>
    <style:style style:name="T35" style:family="text">
      <style:text-properties style:font-size-complex="11pt"/>
    </style:style>
    <style:style style:name="T36" style:family="text">
      <style:text-properties officeooo:rsid="00275fd0" style:font-size-complex="11pt"/>
    </style:style>
    <style:style style:name="T37" style:family="text">
      <style:text-properties officeooo:rsid="0028251d" style:font-size-complex="11pt"/>
    </style:style>
    <style:style style:name="T38" style:family="text">
      <style:text-properties officeooo:rsid="0028df96"/>
    </style:style>
    <style:style style:name="T39" style:family="text">
      <style:text-properties officeooo:rsid="0029d39a"/>
    </style:style>
    <style:style style:name="T40" style:family="text">
      <style:text-properties officeooo:rsid="00255f08"/>
    </style:style>
    <style:style style:name="T41" style:family="text">
      <style:text-properties officeooo:rsid="002bbab0"/>
    </style:style>
    <style:style style:name="gr1" style:family="graphic">
      <style:graphic-properties draw:textarea-horizontal-align="justify" draw:textarea-vertical-align="middle" draw:auto-grow-height="false" fo:min-height="0.529cm" fo:min-width="1.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125cm" fo:min-width="2.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404cm" fo:min-width="1.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808cm" fo:min-width="1.9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728cm" fo:min-width="1.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roservices</text:p>
      <text:p text:style-name="P6">med CQRS och Event Sourcing</text:p>
      <text:p text:style-name="P16"/>
      <text:h text:style-name="P2" text:outline-level="1">Gruppmedlemmar</text:h>
      <text:p text:style-name="P23">Thomas Krut</text:p>
      <text:p text:style-name="P24"/>
      <text:h text:style-name="P2" text:outline-level="1">Inledning</text:h>
      <text:p text:style-name="P17"/>
      <text:p text:style-name="P32">Detta projekt går ut på att <text:span text:style-name="T33">studera några </text:span>designmönster för microservicesarkitektur: <text:span text:style-name="T19">CQRS</text:span> (Command Query Responsibility Segregation) och <text:span text:style-name="T20">E</text:span><text:span text:style-name="T19">vent </text:span><text:span text:style-name="T20">S</text:span><text:span text:style-name="T19">ourcing</text:span>. Jag kunde valt ett av dem, då de inte egentligen är beroende av varandra, men dessa mönster passar bra ihop och förekommer ofta i samma kontext.</text:p>
      <text:p text:style-name="P34"/>
      <text:p text:style-name="P32"><text:span text:style-name="T19">CQRS</text:span> går ut på att man delar upp en applikation i två delar: en <text:span text:style-name="T18">del </text:span>som hanterar kommandon (ny data och uppdateringar <text:span text:style-name="T18">av data</text:span>) och en som endast läser data. Kriterierna är att kommandon inte returnerar någo<text:span text:style-name="T18">t</text:span> (utom möjligtvis en statuskod), och att quer<text:span text:style-name="T18">ies inte leder till några mutationer</text:span>. Det skiljer sig från en vanlig CRUD-lösning där alla requests som regel går mot samma <text:span text:style-name="T33">service och datamodell</text:span>. Bygger man utifrån CQRS är man istället fri att använda helt skilda modeller för läsning respektive skrivning av data. Man kan också använda olika databaser och tekniker, samt skala varje del oberoende av den andra.</text:p>
      <text:p text:style-name="P33"/>
      <text:p text:style-name="P39"><text:span text:style-name="T5">Event </text:span><text:span text:style-name="T6">s</text:span><text:span text:style-name="T5">ourcing </text:span><text:span text:style-name="T3">går ut på att data lagras som en sekvens av händelser. För att få ”current state” spelar man upp händelserna </text:span><text:span text:style-name="T7">från början till slut</text:span><text:span text:style-name="T3">. Händelser får aldrig tas bort eller muteras; för att rulla tillbaka operationer krävs att man registrerar nya kompenserande händelser. </text:span><text:span text:style-name="T4">Eventloggen är alltid source of truth för applikationen, men olika delar kan välja att läsa olika händelser och ha egna ”states” för sina specifika ändamål.</text:span></text:p>
      <text:p text:style-name="P35"/>
      <text:p text:style-name="P40"><text:span text:style-name="T3">Dessa två mönster går fint att kombinera. </text:span><text:span text:style-name="T5">Command</text:span><text:span text:style-name="T3">-delen av applikationen tar </text:span><text:span text:style-name="T7">då</text:span><text:span text:style-name="T3"> emot händelser och sparar dessa i loggen. </text:span><text:span text:style-name="T5">Query</text:span><text:span text:style-name="T3">-delen läser loggen och bygger olika vyer eller </text:span><text:span text:style-name="T5">read models </text:span><text:span text:style-name="T3">som sedan kan konsumeras av användare eller andra applikationer. </text:span><text:span text:style-name="T7">Till skillnad från när en relationsdatabas används finns inte n</text:span><text:span text:style-name="T3">ågot </text:span><text:span text:style-name="T7">gemensamt</text:span><text:span text:style-name="T3"> schema; varje read model kan konstruera sitt eget schema utifrån eventloggen med de samband som just den modellen behöver </text:span><text:span text:style-name="T7">för sina queries</text:span><text:span text:style-name="T3">. En read model kan ha en egen dedikerad databas som passar dess behov, eller hantera sitt state in-memory. Loggen läses då i sin helhet eller från ett cachat snapshot varje gång applikationen startas; därefter behöver endast nya händelser läsas in för att uppdatera state vid behov.</text:span></text:p>
      <text:p text:style-name="P25"/>
      <text:h text:style-name="P2" text:outline-level="1">Bakgrund</text:h>
      <text:p text:style-name="P18"/>
      <text:p text:style-name="P41"><text:span text:style-name="T3">Termen CQRS g</text:span><text:span text:style-name="T22">år att spåra till Greg Young i början av 2010-talet</text:span><text:span text:style-name="T22"><text:note text:id="ftn1" text:note-class="footnote"><text:note-citation>1</text:note-citation><text:note-body><text:p text:style-name="Footnote">https://www.eventstore.com/cqrs-pattern</text:p></text:note-body></text:note></text:span><text:span text:style-name="T22"> och är en vidareutveckling av det äldre begreppet CQS (Command Query Separation). CQS definieras </text:span><text:span text:style-name="T23">enligt</text:span><text:span text:style-name="T22"> kriterierna för läsning och skrivning ovan. </text:span><text:span text:style-name="T24">CQRS går steget längre och delar upp arkitekturen i separata objekt som ansvarar för läsning respektive skrivning.</text:span></text:p>
      <text:p text:style-name="P42"><text:soft-page-break/><text:span text:style-name="T24">Event </text:span><text:span text:style-name="T25">s</text:span><text:span text:style-name="T24">ourcing är </text:span><text:span text:style-name="T23">egentligen </text:span><text:span text:style-name="T24">ett koncept med rötter längre tillbaks i tiden. Inom bokföring vill man ofta kunna spåra ändringar och se vilka transaktioner som gett upphov till nuvarande saldo. </text:span><text:span text:style-name="T26">Redan i forntidens Egypten upprättade man sådana register på stentavlor och i 1500-talets Venedig blev det grunden för den moderna dubbla bokföring</text:span><text:span text:style-name="T26"><text:note text:id="ftn2" text:note-class="footnote"><text:note-citation>2</text:note-citation><text:note-body><text:p text:style-name="Footnote">https://dev.to/dealeron/event-sourcing-and-the-history-of-accounting-1aah</text:p></text:note-body></text:note></text:span><text:span text:style-name="T26"> som fortfarande är grunden för alla ekonomiska system. Idag används tekniken inom många områden där man inte bara är intresserad av</text:span><text:span text:style-name="T27"> vad</text:span><text:span text:style-name="T28"> datan består av utan </text:span><text:span text:style-name="T27">hur</text:span><text:span text:style-name="T28"> den kom till. </text:span><text:span text:style-name="T29">Den ligger också till grund för många verktyg som utvecklare använder dagligen: ånga-kommandot i IDE:n, versionshantering i Git – även en vanlig SQL-databas använder en transaktionslog under huven.</text:span></text:p>
      <text:p text:style-name="P24"/>
      <text:h text:style-name="P2" text:outline-level="1">Syfte</text:h>
      <text:p text:style-name="P17"/>
      <text:p text:style-name="P37">Greg Young är noga med att påpeka att en vanlig, eller som han benämner den, <text:span text:style-name="T19">stereotypisk arkitektur </text:span>ofta är att föredra och att den fungerar utmärkt i 80% av fallen. Han menar då en traditionell lagerbaserad arkitektur där DTO:s (data transfer objects) hämtas och skickas fram och tillbaka mellan klient och applikationsserver, <text:span text:style-name="T39">ofta med ORM-verktyg som sköter mappning mellan databas och objektmodell</text:span>. Eventuella nackdelar med denna <text:span text:style-name="T39">struktur</text:span> blir uppenbara först i mer sammansatta domäner där mer affärslogik och beteenden behöver vara en del av själva datamodellen – i en CRUD-lösning brukar det bara handla om fyra verb: create, read, update och delete. De procedurer som utgör den faktiska affärslogiken låter sig sällan representeras i sådana termer.</text:p>
      <text:p text:style-name="P37"/>
      <text:p text:style-name="P37">Som exempel ger Young att ändra adressen på en kund – betyder UpdateAddress att adressen var fel och korrigerades, eller att kunden flyttat? <text:span text:style-name="T39">Får svaret på den frågan konsekvenser i andra delar av systemet? Vilka steg måste i så fall utföras? Ofta finns dessa regler någon annanstans – på papper, eller i värsta fall i huvudet på de som använder systemet. Det kanske fungerar ändå, och kostnaden det skulle innebära att byta arkitekturmönster kanske inte väger upp nyttan.</text:span><text:span text:style-name="T39"><text:note text:id="ftn6" text:note-class="footnote"><text:note-citation>3</text:note-citation><text:note-body><text:p text:style-name="Footnote">https://cqrs.files.wordpress.com/2010/11/cqrs_documents.pdf</text:p></text:note-body></text:note></text:span></text:p>
      <text:p text:style-name="P36"/>
      <text:p text:style-name="P38">Den stereotypa arkitekturen har många fördelar. Det går snabbt för nya teammedlemmar att sätta sig in i projektet. Alla känner till den och har jobbat med den och den är sannolikt rätt val i många fall. <text:span text:style-name="T40">Varken CQRS eller event sourcing är lämpligt att applicera på alla problem och situationer. Noggrann analys av tradeoffs och ROI är nödvändig där de övervägs.</text:span></text:p>
      <text:p text:style-name="P38"/>
      <text:p text:style-name="P38"><text:span text:style-name="T40">Några problem som som teknikerna hjälper till att lösa kan vara:</text:span></text:p>
      <text:p text:style-name="P43"/>
      <text:p text:style-name="P43">CQRS:</text:p>
      <text:p text:style-name="P43"/>
      <text:p text:style-name="P43">- Tillämpningar där infrastruktur för läsning och skrivning behöver kunna skala oberoende av varandra.</text:p>
      <text:p text:style-name="P43"/>
      <text:p text:style-name="P43">- Komplexa domäner, där man vill modellera objekt för skrivning och läsning på olika sätt och inte låsa sig till en gemensam relationell modell. Ofta eftersträvar man efter tredje normalformen när data ska skrivas och något som ligger närmare första normalformen när data ska läsas. Med CQRS kan man ha båda samtidigt, eller valfritt antal read models med olika struktur <text:span text:style-name="T30">och underliggande teknik för lagring</text:span>.</text:p>
      <text:p text:style-name="P43"><text:soft-page-break/></text:p>
      <text:p text:style-name="P44">Event sourcing:</text:p>
      <text:p text:style-name="P44"/>
      <text:p text:style-name="P44">- Tillämpningar där man vill kunna spåra ändringar och se hur applikationens tillstånd såg ut vid en given tidpunkt. <text:span text:style-name="T31">Detta kan ha flera användningsområden:</text:span></text:p>
      <text:p text:style-name="P44"/>
      <text:p text:style-name="P45">- <text:span text:style-name="T31">Felsökning, spårning av anomalier</text:span></text:p>
      <text:p text:style-name="P46">- <text:span text:style-name="T31">Analys av beteenden, mönster, samband</text:span></text:p>
      <text:p text:style-name="P47">- <text:span text:style-name="T31">Möjligheten att </text:span><text:span text:style-name="T33">i framtiden kunna </text:span><text:span text:style-name="T31">plocka ut data för att tillgodose </text:span><text:span text:style-name="T33">nya </text:span><text:span text:style-name="T31">behov som är svåra att förutspå</text:span></text:p>
      <text:p text:style-name="P48"/>
      <text:p text:style-name="P49">- <text:span text:style-name="T31">När prestanda och skalbarhet är viktigt. En applikation vars enda lagringsmekanism är att skriva till slutet av en log</text:span><text:span text:style-name="T33">g</text:span><text:span text:style-name="T31"> är lättare att skala horisontellt i form av ett distribuerat system, jämfört med en relationell databas.</text:span></text:p>
      <text:p text:style-name="P49"/>
      <text:p text:style-name="P49">- <text:span text:style-name="T34">En k</text:span><text:span text:style-name="T31">omplex </text:span><text:span text:style-name="T34">domän</text:span><text:span text:style-name="T31"> kan bli lättare att förstå och hitta ett gemensamt språk för om de</text:span><text:span text:style-name="T39">n</text:span><text:span text:style-name="T31"> översätts till beteenden och händelser. En händelse som ett obestridligt faktum att en viss sak inträffade är mindre öppet för tolkning är att prata om mer abstrakta fenomen som kan ha olika innebörd i olika </text:span><text:span text:style-name="T34">områden</text:span><text:span text:style-name="T31"> av affärslogiken. Man slipper också ta hänsyn till det faktum att en relationell modell och en objektorienterad modell bygger på skilda paradigm och att en utvecklare som jobbar i systemet behöver vara mycket väl förtrogen med båda modellerna för att kunna fatta rätt designbeslut i olika situationer.</text:span><text:span text:style-name="T31"><text:note text:id="ftn5" text:note-class="footnote"><text:note-citation>4</text:note-citation><text:note-body><text:p text:style-name="Footnote">https://cqrs.files.wordpress.com/2010/11/cqrs_documents.pdf</text:p></text:note-body></text:note></text:span></text:p>
      <text:p text:style-name="P44"/>
      <text:p text:style-name="P26"/>
      <text:h text:style-name="P2" text:outline-level="1">Frågeställning</text:h>
      <text:p text:style-name="P19"/>
      <text:p text:style-name="P50"><text:span text:style-name="T14">Jag undersöker i detta projekt hur en enkel applikation kan designas enligt mönster för CQRS och event sourcing. Detta för att förstå vilka konsekvenser det får i kod och vilken teknisk infrastruktur som behövs. Syftet är inte att applicera mönstret på ett problemområde där införandet är förenligt med en faktiskt affärsnytta – det är out of scope och onödigt komplicerat. Jag tar istället en enkel domän och introducerar en del komplexitet där den strikt talat inte behövs, för att </text:span><text:span text:style-name="T17">på så sätt </text:span><text:span text:style-name="T14">f</text:span><text:span text:style-name="T15">å en praktisk förtrogenhet med teknikerna och därmed en bättre grund att stå på inför framtida designbeslut. Min utgångspunkt är att det blir lättare att känna igen de fall där teknikerna </text:span><text:span text:style-name="T16">är motiverade</text:span><text:span text:style-name="T15"> om jag faktiskt själv implementerat dem i en egen lösning någon gång.</text:span></text:p>
      <text:p text:style-name="P27"/>
      <text:h text:style-name="P3" text:outline-level="1">Beskrivning<text:span text:style-name="T12"> </text:span>av<text:span text:style-name="T12"> </text:span><text:span text:style-name="T3">Tekniker</text:span></text:h>
      <text:p text:style-name="P20"/>
      <text:p text:style-name="P51">Jag har valt att blanda tekniker något mer än vad som kanske är nödvändigt, för att få insyn i lite olika lösningsvarianter. Min mikroservicesarkitektur bygger på REST-anrop från klienten, sedan en message broker <text:span text:style-name="T32">(NATS</text:span><text:span text:style-name="T32"><text:note text:id="ftn3" text:note-class="footnote"><text:note-citation>5</text:note-citation><text:note-body><text:p text:style-name="Footnote">https://nats.io/</text:p></text:note-body></text:note></text:span><text:span text:style-name="T32">) </text:span>som mina olika command-services <text:span text:style-name="T34">prenumererar</text:span> på. Dessa anropar sedan en event store-service över gRPC – detta för att få en gemensam uppsättning typer för events som flera services kan använda, och för att eventdatan ändå <text:soft-page-break/>behöver serialiseras i någon form <text:span text:style-name="T39">när den lagras</text:span>. GRPC<text:note text:id="ftn4" text:note-class="footnote"><text:note-citation>6</text:note-citation><text:note-body><text:p text:style-name="Footnote">https://grpc.io/</text:p></text:note-body></text:note> är ett protokoll för att <text:span text:style-name="T32">serialisera och </text:span>överföra data i binär form <text:span text:style-name="T32">(som ett mer effektivt alternativ till JSON) </text:span>och möjliggör användandet av e<text:span text:style-name="T32">n</text:span> plattformsoberoende <text:span text:style-name="T32">syntax </text:span>(<text:span text:style-name="T19">protobuf</text:span>) för definitioner av typer och metoder. Verktyge<text:span text:style-name="T32">t</text:span> genererar även kod för server och klient i olika programmeringsspråk som kan användas för <text:span text:style-name="T34">tätare kontrakt och kommunikation (</text:span><text:span text:style-name="T21">remote procedure calls) </text:span>mellan services.</text:p>
      <text:p text:style-name="P51"/>
      <text:p text:style-name="P51">Min event store-service använder en instans av Eventstore DB<text:note text:id="ftn0" text:note-class="footnote"><text:note-citation>7</text:note-citation><text:note-body><text:p text:style-name="Footnote">https://www.eventstore.com/</text:p></text:note-body></text:note> för att lagra events. Eventstore DB är en dedikerad databas för event sourcing utvecklad av bland andra Greg Young, mannen bakom begreppet CQRS. <text:span text:style-name="T32">Det hade också gått utmärkt att använda en enkel SQL-databas med en tabellrad per event, och en kolumn för sekvensordningen. Eventstore DB tillhandahåller dock ett smidigt API för att läsa events från exempelvis ett visst sekvensnummer.</text:span></text:p>
      <text:p text:style-name="P51"/>
      <text:p text:style-name="P52"><text:span text:style-name="T38">Alla services på command-sidan skriver jag i Go. </text:span>Query-delen av min applikation kommer utgöras av ett API skrivet i Java/<text:span text:style-name="T34">Spring boot</text:span> med Thymeleaf-templates för represen<text:span text:style-name="T41">t</text:span>ationer av ett par olika read models. Denna service kommer kommunicera direkt med Eventstore DB för att läsa eventloggen vid uppstart och sedan hålla aktuellt state in-memory. Vid anrop kommer den <text:span text:style-name="T34">kontrollera</text:span> om nya events kommit in och i så fall endast processa dessa.</text:p>
      <text:p text:style-name="P53"/>
      <text:p text:style-name="P53">Alla services kommer köra som docker-containers med en volume för databasen och definieras i en docker-composefil.</text:p>
      <text:p text:style-name="P57"/>
      <text:p text:style-name="P28"/>
      <text:h text:style-name="P2" text:outline-level="1">Metod</text:h>
      <text:p text:style-name="P58"/>
      <text:p text:style-name="P54"><text:span text:style-name="T36">Som redan konstaterats är det inte rimligt att hitta ett use case för detta projekt där CQRS faktiskt vore det rätta valet av designmönster, då det framförallt är motiverat i fall med komplexa applikationer med krav på prestanda och skalbarhet. Event sourcing går att se nyttan med i ett bredare spektrum av tillämpningar, men även där skulle troligtvis den applikation jag väljer att bygga </text:span><text:span text:style-name="T37">här ha </text:span><text:span text:style-name="T36">blivit mindre och enklare om jag valt en ORM-lösning eller använd någon SQL-databas.</text:span></text:p>
      <text:p text:style-name="P54"><text:span text:style-name="T36"/></text:p>
      <text:p text:style-name="P55"><text:span text:style-name="T36">J</text:span><text:span text:style-name="T35">ag har valt att bygga ett enkelt bokningssystem för exempelvis ett hotell eller en camping. En enkel kravspecifikation för en MVP ser ut som följer, med uppdelning enligt commands och queries:</text:span></text:p>
      <text:p text:style-name="P55"/>
      <text:p text:style-name="P55"/>
      <table:table table:name="Tabell1" table:style-name="Tabell1">
        <table:table-column table:style-name="Tabell1.A" table:number-columns-repeated="2"/>
        <table:table-row>
          <table:table-cell table:style-name="Tabell1.A1" office:value-type="string">
            <text:p text:style-name="P56">Commands</text:p>
          </table:table-cell>
          <table:table-cell table:style-name="Tabell1.B1" office:value-type="string">
            <text:p text:style-name="P56">Queries</text:p>
          </table:table-cell>
        </table:table-row>
        <table:table-row>
          <table:table-cell table:style-name="Tabell1.A2" office:value-type="string">
            <text:p text:style-name="P59">- boka en enhet för en viss tidsperiod</text:p>
            <text:p text:style-name="P59">- ändra en bokning</text:p>
            <text:p text:style-name="P59">- ta bort en bokning</text:p>
            <text:p text:style-name="P59">- checka in eller ut en gäst</text:p>
          </table:table-cell>
          <table:table-cell table:style-name="Tabell1.B2" office:value-type="string">
            <text:p text:style-name="P59">- se alla bokningar i en kalendervy</text:p>
            <text:p text:style-name="P59">- se aktuella in- och utcheckningar för dagens datum</text:p>
          </table:table-cell>
        </table:table-row>
      </table:table>
      <text:p text:style-name="P55"/>
      <text:p text:style-name="P55"><text:soft-page-break/></text:p>
      <text:p text:style-name="P55"/>
      <text:p text:style-name="P55"/>
      <text:p text:style-name="P55"/>
      <text:p text:style-name="P55"/>
      <text:h text:style-name="P2" text:outline-level="1"/>
      <text:h text:style-name="P2" text:outline-level="1">Marknadsanalys</text:h>
      <text:p text:style-name="P21"/>
      <text:p text:style-name="P29">Hur<text:span text:style-name="T10"> </text:span>ser<text:span text:style-name="T13"> </text:span>marknadens<text:span text:style-name="T8"> </text:span>användande<text:span text:style-name="T2"> </text:span>ut<text:span text:style-name="T11"> </text:span>med<text:span text:style-name="T10"> </text:span>den<text:span text:style-name="T11"> </text:span>valda<text:span text:style-name="T8"> </text:span><text:span text:style-name="T3">tekniken?</text:span></text:p>
      <text:p text:style-name="P7">Hur används denna teknik i dagens marknad?</text:p>
      <text:p text:style-name="P7">Vilka är de största företagen eller organisationerna som använder denna teknik?</text:p>
      <text:p text:style-name="P7">Finns det några framtida trender eller förutsägelser relaterade till denna teknik?</text:p>
      <text:p text:style-name="P30"/>
      <text:p text:style-name="P31"/>
      <text:h text:style-name="P2" text:outline-level="1">Resultat</text:h>
      <text:p text:style-name="P8"/>
      <text:p text:style-name="P8"><draw:custom-shape text:anchor-type="paragraph" draw:z-index="2" draw:name="Form 3" draw:style-name="gr3" draw:text-style-name="P62" svg:width="1.747cm" svg:height="0.807cm" svg:x="2.268cm" svg:y="0.388cm"><text:p text:style-name="P62">comman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Form 2" draw:style-name="gr4" draw:text-style-name="P61" svg:width="1.932cm" svg:height="0.809cm" svg:x="4.253cm" svg:y="0.388cm"><text:p text:style-name="P61">API/service</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3" draw:name="Form 4" draw:style-name="gr2" draw:text-style-name="P61" svg:width="2.197cm" svg:height="1.126cm" svg:x="8.052cm" svg:y="0.189cm"><text:p text:style-name="P61">Message</text:p><text:p text:style-name="P61">broker</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4" draw:name="Form 5" draw:style-name="gr1" draw:text-style-name="P61" svg:width="1.482cm" svg:height="1.059cm" svg:x="6.369cm" svg:y="0.256cm"><text:p text:style-name="P61">even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0" draw:name="Form 1" draw:style-name="gr5" draw:text-style-name="P61" svg:width="1.721cm" svg:height="0.729cm" svg:x="0.31cm" svg:y="0.427cm"><text:p text:style-name="P61">User</text:p><draw:enhanced-geometry svg:viewBox="0 0 21600 21600" draw:glue-points="10800 0 0 10800 10800 21600 21600 10800" draw:type="flowchart-process" draw:enhanced-path="M 0 0 L 21600 0 21600 21600 0 21600 0 0 Z N"/></draw:custom-shape></text:p>
      <text:p text:style-name="P8"/>
      <text:p text:style-name="P8"/>
      <text:p text:style-name="P8"/>
      <text:p text:style-name="P8"/>
      <text:p text:style-name="P22"/>
      <text:p text:style-name="P60"/>
      <text:p text:style-name="P60"/>
      <text:p text:style-name="P60"/>
      <text:p text:style-name="P60"/>
      <text:p text:style-name="P60">Här presenterar ni erat resultat. Beskriv hur er lösning fungerar. Länka till eventuellt git repository,<text:span text:style-name="T2"> </text:span>använd<text:span text:style-name="T3"> </text:span>klassdiagram om<text:span text:style-name="T2"> </text:span>möjligt och<text:span text:style-name="T8"> </text:span>flödesscheman<text:span text:style-name="T8"> </text:span>för<text:span text:style-name="T9"> </text:span>att<text:span text:style-name="T2"> </text:span>beskriva<text:span text:style-name="T3"> </text:span>hur<text:span text:style-name="T2"> </text:span>er<text:span text:style-name="T9"> </text:span>lösning fungerar. Visa gärna bilder och exempel.</text:p>
      <text:h text:style-name="P4" text:outline-level="1"/>
      <text:h text:style-name="P4" text:outline-level="1">Gruppens medlemmar</text:h>
      <text:p text:style-name="P9">Thomas Krut</text:p>
      <text:h text:style-name="P4" text:outline-level="1"/>
      <text:p text:style-name="P11"/>
      <text:h text:style-name="P4" text:outline-level="1">Inledning</text:h>
      <text:p text:style-name="P10">CQRS (Command and Query Resposibility Segregation) som designmönster för microservices-arkitektur</text:p>
      <text:h text:style-name="P4" text:outline-level="1"/>
      <text:h text:style-name="P4" text:outline-level="1"/>
      <text:h text:style-name="P4" text:outline-level="1">Marknadsanalys </text:h>
      <text:p text:style-name="P11"/>
      <text:p text:style-name="P12"/>
      <text:h text:style-name="P5" text:outline-level="1"><text:soft-page-break/>Tidsplan<text:span text:style-name="T1"> </text:span></text:h>
      <text:p text:style-name="P13"><text:s/></text:p>
      <text:p text:style-name="P14"><text:s/></text:p>
      <text:p text:style-name="P13"><text:s/></text:p>
      <text:p text:style-name="P13"><text:s/></text:p>
      <text:p text:style-name="P13"><text:s/></text:p>
      <text:p text:style-name="P15"><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Standard" style:class="chapter">
      <style:paragraph-properties fo:margin-left="0.108cm" fo:margin-right="0.25cm" fo:margin-top="0.122cm" fo:margin-bottom="0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fram</meta:initial-creator>
    <meta:editing-cycles>15</meta:editing-cycles>
    <meta:creation-date>2022-11-13T17:17:00</meta:creation-date>
    <dc:date>2024-01-14T21:56:47.914965341</dc:date>
    <meta:editing-duration>PT3H42M32S</meta:editing-duration>
    <meta:generator>LibreOffice/7.3.7.2$Linux_X86_64 LibreOffice_project/30$Build-2</meta:generator>
    <meta:document-statistic meta:table-count="1" meta:image-count="0" meta:object-count="0" meta:page-count="6" meta:paragraph-count="71" meta:word-count="1706" meta:character-count="11120" meta:non-whitespace-character-count="9465"/>
    <meta:user-defined meta:name="AppVersion">16.0000</meta:user-defined>
    <meta:template xlink:type="simple" xlink:actuate="onRequest" xlink:title="Normal" xlink:href=""/>
  </office:meta>
</office:document-meta>
</file>